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1"/>
      <text:p text:style-name="P1"><draw:frame draw:style-name="fr2" draw:name="Графический объект1" text:anchor-type="paragraph" svg:width="7.8752in" svg:height="2.028in" draw:z-index="1"><draw:image xlink:href="Pictures/100000000000062700000196131E754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0T16:12:02.46</meta:creation-date>
    <dc:date>2020-03-20T16:33:41.82</dc:date>
    <meta:editing-duration>PT21M38S</meta:editing-duration>
    <meta:editing-cycles>3</meta:editing-cycles>
    <meta:generator>OpenOffice/4.1.6$Win32 OpenOffice.org_project/416m1$Build-9790</meta:generator>
    <meta:document-statistic meta:table-count="0" meta:image-count="2" meta:object-count="0" meta:page-count="1" meta:paragraph-count="0" meta:word-count="0" meta:character-count="0"/>
  </office:meta>
</office:document-meta>
</file>